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3049b" officeooo:paragraph-rsid="0003049b" style:font-size-asian="14pt" style:font-size-complex="14pt"/>
    </style:style>
    <style:style style:name="P2" style:family="paragraph" style:parent-style-name="Standard">
      <style:text-properties fo:font-size="14pt" officeooo:rsid="0003049b" officeooo:paragraph-rsid="0006e41f" style:font-size-asian="14pt" style:font-size-complex="14pt"/>
    </style:style>
    <style:style style:name="P3" style:family="paragraph" style:parent-style-name="Standard">
      <style:text-properties fo:font-size="14pt" officeooo:rsid="00048ca1" officeooo:paragraph-rsid="00048ca1" style:font-size-asian="14pt" style:font-size-complex="14pt"/>
    </style:style>
    <style:style style:name="P4" style:family="paragraph" style:parent-style-name="Standard">
      <style:text-properties fo:font-size="14pt" officeooo:rsid="00048ca1" officeooo:paragraph-rsid="000626a8" style:font-size-asian="14pt" style:font-size-complex="14pt"/>
    </style:style>
    <style:style style:name="P5" style:family="paragraph" style:parent-style-name="Standard">
      <style:text-properties fo:font-size="14pt" officeooo:rsid="000626a8" officeooo:paragraph-rsid="000626a8" style:font-size-asian="14pt" style:font-size-complex="14pt"/>
    </style:style>
    <style:style style:name="P6" style:family="paragraph" style:parent-style-name="Standard">
      <style:text-properties fo:font-size="14pt" officeooo:rsid="0006e41f" officeooo:paragraph-rsid="0006e41f" style:font-size-asian="14pt" style:font-size-complex="14pt"/>
    </style:style>
    <style:style style:name="P7" style:family="paragraph" style:parent-style-name="Standard">
      <style:text-properties fo:font-size="14pt" officeooo:rsid="00076f7d" officeooo:paragraph-rsid="00076f7d" style:font-size-asian="14pt" style:font-size-complex="14pt"/>
    </style:style>
    <style:style style:name="P8" style:family="paragraph" style:parent-style-name="Standard">
      <style:text-properties fo:font-size="14pt" officeooo:rsid="000a1809" officeooo:paragraph-rsid="000a1809" style:font-size-asian="14pt" style:font-size-complex="14pt"/>
    </style:style>
    <style:style style:name="P9" style:family="paragraph" style:parent-style-name="Standard">
      <style:text-properties fo:font-size="14pt" officeooo:rsid="000bd5e8" officeooo:paragraph-rsid="000bd5e8" style:font-size-asian="14pt" style:font-size-complex="14pt"/>
    </style:style>
    <style:style style:name="P10" style:family="paragraph" style:parent-style-name="Standard">
      <style:text-properties fo:font-size="14pt" officeooo:rsid="000e69ef" officeooo:paragraph-rsid="000e69ef" style:font-size-asian="14pt" style:font-size-complex="14pt"/>
    </style:style>
    <style:style style:name="P11" style:family="paragraph" style:parent-style-name="Standard">
      <style:text-properties officeooo:paragraph-rsid="000a1809"/>
    </style:style>
    <style:style style:name="P12" style:family="paragraph" style:parent-style-name="Standard">
      <style:text-properties officeooo:paragraph-rsid="000626a8"/>
    </style:style>
    <style:style style:name="T1" style:family="text">
      <style:text-properties officeooo:rsid="0003049b"/>
    </style:style>
    <style:style style:name="T2" style:family="text">
      <style:text-properties officeooo:rsid="00048ca1"/>
    </style:style>
    <style:style style:name="T3" style:family="text">
      <style:text-properties officeooo:rsid="000626a8"/>
    </style:style>
    <style:style style:name="T4" style:family="text">
      <style:text-properties officeooo:rsid="0006e41f"/>
    </style:style>
    <style:style style:name="T5" style:family="text">
      <style:text-properties officeooo:rsid="00076f7d"/>
    </style:style>
    <style:style style:name="T6" style:family="text">
      <style:text-properties officeooo:rsid="000a1809"/>
    </style:style>
    <style:style style:name="T7" style:family="text">
      <style:text-properties fo:font-size="14pt" officeooo:rsid="0006e41f" style:font-size-asian="14pt" style:font-size-complex="14pt"/>
    </style:style>
    <style:style style:name="T8" style:family="text">
      <style:text-properties fo:font-size="14pt" officeooo:rsid="00048ca1" style:font-size-asian="14pt" style:font-size-complex="14pt"/>
    </style:style>
    <style:style style:name="T9" style:family="text">
      <style:text-properties fo:font-size="14pt" officeooo:rsid="000a1809" style:font-size-asian="14pt" style:font-size-complex="14pt"/>
    </style:style>
    <style:style style:name="T10" style:family="text">
      <style:text-properties officeooo:rsid="000ca200"/>
    </style:style>
    <style:style style:name="T11" style:family="text">
      <style:text-properties officeooo:rsid="000e69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Μεταγλωτιστές 2020</text:p>
      <text:p text:style-name="P1"/>
      <text:p text:style-name="P1">Προγραμματιστική Εργασία 2</text:p>
      <text:p text:style-name="P1"/>
      <text:p text:style-name="P1"/>
      <text:p text:style-name="P1"/>
      <text:p text:style-name="P1">Ονοματεπώνυμο : Ελευθέριος Ελευθεριάδης</text:p>
      <text:p text:style-name="P1"/>
      <text:p text:style-name="P1">ΑΜ : Π2017166</text:p>
      <text:p text:style-name="P1"/>
      <text:p text:style-name="P1"/>
      <text:p text:style-name="P1"/>
      <text:p text:style-name="P1">Ερώτημα <text:span text:style-name="T4">1ο:</text:span></text:p>
      <text:p text:style-name="P1"/>
      <text:p text:style-name="P1">Εξαγωγή και εκτύπωση του τίτλου (οτιδήποτε βρίσκεται μεταξύ &lt;<text:span text:style-name="T2">title&gt; <text:s/>και &lt;/title&gt;).</text:span></text:p>
      <text:p text:style-name="P1"/>
      <text:p text:style-name="P6">(‘&lt;title&gt;(.+?)&lt;/title&gt;’)</text:p>
      <text:p text:style-name="P6"/>
      <text:p text:style-name="P6">Χρήση της τελείας(.) και του plus sign (+) για να <text:span text:style-name="T6">ταιριαστεί</text:span> ό,τι βρίσκεται <text:span text:style-name="T1">μεταξύ &lt;title&gt; <text:s/>και &lt;/title&gt; </text:span><text:s/>(είναι απαραίτητη η ύπαρξη τουλάχιστον 1ος χαρακτήρα).</text:p>
      <text:p text:style-name="P6"/>
      <text:p text:style-name="P2">Ερώτημα <text:span text:style-name="T4">2ο:</text:span></text:p>
      <text:p text:style-name="P6"/>
      <text:p text:style-name="P3">Απαλοιφή των σχόλιων (οτιδήποτε βρίσκεται μεταξύ&lt;!-- και --<text:span text:style-name="T6">&gt;</text:span>).</text:p>
      <text:p text:style-name="P3"/>
      <text:p text:style-name="P6">(‘&lt;!--.*?--<text:span text:style-name="T6">&gt;</text:span>’,re.DOTALL)</text:p>
      <text:p text:style-name="P6"/>
      <text:p text:style-name="P8">Χρήση της τελείας(.) και του αστερίσκου (*) για να ταιριαστεί ό,τι βρίσκεται μεταξύ &lt;!-- και -- &gt; (δεν είναι απαραίτητη η ύπαρξη χαρακτήρα γιατί γίνεται η χρήση του αστερίσκου αντί του plus sign.</text:p>
      <text:p text:style-name="P8"/>
      <text:p text:style-name="P2">Ερώτημα <text:span text:style-name="T4">3ο:</text:span></text:p>
      <text:p text:style-name="P2"/>
      <text:p text:style-name="P3">Απλοιφή των &lt;script&gt; και &lt;style&gt; tags <text:s/>με όλο τους το περιεχόμενο, μέχρι δηλαδή να συναντήσετε το αντίστοιχο &lt;/script&gt; ή &lt;/style&gt; (και τα τελευταία).</text:p>
      <text:p text:style-name="P3"/>
      <text:p text:style-name="P6">(r’&lt;(s(?:cript | tyle)).*?&gt;.*?&lt;/\1&gt;’,re.DOTALL).</text:p>
      <text:p text:style-name="P6"/>
      <text:p text:style-name="P11"><text:span text:style-name="T9">Χρήση του </text:span><text:span text:style-name="T7">(s(?:cript | tyle) </text:span><text:span text:style-name="T9">για ταίριασμα των <text:s/></text:span><text:span text:style-name="T8">tags &lt;script&gt;&lt;/script&gt; </text:span><text:span text:style-name="T9">και </text:span><text:span text:style-name="T8">&lt;style&gt;&lt;/style&gt;. </text:span><text:span text:style-name="T9">Χρήση του \1 για να ταιριάξει ό,τι βρίσκεται στο group(1).</text:span></text:p>
      <text:p text:style-name="P8"/>
      <text:p text:style-name="P2">Ερώτημα <text:span text:style-name="T4">4ο:</text:span></text:p>
      <text:p text:style-name="P2"/>
      <text:p text:style-name="P3"><text:soft-page-break/>Εξαγωγή και εκτύπωση του συνδέσμου (ιδιότητα href) από &lt;a&gt; <text:span text:style-name="T3">tags</text:span> <text:span text:style-name="T3">και του κειμένου τους (ό,τι βρίσκεται δηλαδή μεταξύ των </text:span>&lt;a&gt; <text:span text:style-name="T3">και </text:span>&lt;/a&gt;<text:span text:style-name="T3">).</text:span></text:p>
      <text:p text:style-name="P3"/>
      <text:p text:style-name="P6">(r’&lt;a.+?href=”&lt;.*?)”/*?&gt;(.*?)&lt;/a&gt;’,re.DOTALL)</text:p>
      <text:p text:style-name="P6"/>
      <text:p text:style-name="P8">Πιο πάνω ταιριάζουμε τον σύνδεσμο της ιδιότητας <text:span text:style-name="T4">href </text:span>και τα περιεχόμενα μεταξύ <text:span text:style-name="T2">&lt;a&gt; και &lt;/a&gt;. </text:span>Η τελεία και οι τελεστές επανάληψης ? Και * ταιριάζουν το κείμενο από το <text:span text:style-name="T4">&lt;a </text:span>μέχρι την ιδιότητα <text:span text:style-name="T4">href </text:span>σε ότι είναι εντός των “” μέχρι το &gt; και μεταξύ των <text:span text:style-name="T2">&lt;a&gt; και &lt;/a&gt;. </text:span>Οι παρενθέσεις αποθηκεύουν των σύνδεσμο στο group(1) και των αντίστοιχο γίνεται στο group(2).</text:p>
      <text:p text:style-name="P8"/>
      <text:p text:style-name="P2">Ερώτημα <text:span text:style-name="T4">5ο:</text:span></text:p>
      <text:p text:style-name="P2"/>
      <text:p text:style-name="P5">Απαλοιφή όλων των tags από το κείμενο.</text:p>
      <text:p text:style-name="P4"/>
      <text:p text:style-name="P6">a. <text:s/>(r’&lt;.+?&gt;<text:span text:style-name="T5">|&lt;/.+?&gt;’,re.DOTALL)</text:span></text:p>
      <text:p text:style-name="P7">b. <text:s/>(r’&lt;.+?/&gt;’,re.DOTALL)</text:p>
      <text:p text:style-name="P7"/>
      <text:p text:style-name="P9">Η πρώτη ψάχνει tag της πρώτης κατηγορίας. <text:span text:style-name="T10">Στην οποία περιέχονται tag που ξεκινούν με &lt;a&gt; και κλείνουν με &lt;/a&gt;. και το δεύτερο ψάχνει self closing tags.</text:span></text:p>
      <text:p text:style-name="P9"/>
      <text:p text:style-name="P2">Ερώτημα <text:span text:style-name="T4">6ο:</text:span></text:p>
      <text:p text:style-name="P2"/>
      <text:p text:style-name="P3"><text:span text:style-name="T3">Μετατροπή των ειδικών </text:span>HTML <text:span text:style-name="T3">entries που υπάρχουν στο κείμενο σύμφωνα με τον πίνακα</text:span></text:p>
      <text:p text:style-name="P3"/>
      <text:p text:style-name="P8">(‘r&amp;(amp | gt | lt | nbsp);’)</text:p>
      <text:p text:style-name="P8"/>
      <text:p text:style-name="P8"><text:span text:style-name="T11">Η κάθετος χρησιμοποιείται για αλλαγή της επιλογής μεταξύ των </text:span>amp, gt, lt <text:span text:style-name="T11">και </text:span>nbsp.</text:p>
      <text:p text:style-name="P2"/>
      <text:p text:style-name="P2">Ερώτημα <text:span text:style-name="T4">7ο:</text:span></text:p>
      <text:p text:style-name="P2"/>
      <text:p text:style-name="P5">Μετατροπή ακολουθιών συνεχόμενων χαρακτήρων whitspace σε ένα ακριβώς κενό, βλ. και (link) (εδώ όμως διατηρούμε τα σημεία στίξης!).</text:p>
      <text:p text:style-name="P5"/>
      <text:p text:style-name="P8">(r’\s+’)</text:p>
      <text:p text:style-name="P8"/>
      <text:p text:style-name="P10">Ταιριάζουμε χαρακτήρες whitespace.</text:p>
      <text:p text:style-name="P10"/>
      <text:p text:style-name="P2">Ερώτημα <text:span text:style-name="T4">8ο:</text:span></text:p>
      <text:p text:style-name="P2"/>
      <text:p text:style-name="P5">Στο τέλος τυπώστε το κείμενο όπως έχει διαμορφωθεί μετά τις προηγούμενες μετατροπές. Η έξοδος του προγράματος σας περιλαμβάνεται στα παραδοτέα της εργασίας.</text:p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5T22:17:38.721571425</meta:creation-date>
    <meta:editing-duration>PT2H51M46S</meta:editing-duration>
    <meta:editing-cycles>5</meta:editing-cycles>
    <meta:generator>LibreOffice/6.3.5.2$Linux_X86_64 LibreOffice_project/30$Build-2</meta:generator>
    <dc:date>2020-05-27T18:46:56.027820294</dc:date>
    <meta:document-statistic meta:table-count="0" meta:image-count="0" meta:object-count="0" meta:page-count="2" meta:paragraph-count="35" meta:word-count="357" meta:character-count="2375" meta:non-whitespace-character-count="2049"/>
  </office:meta>
</office:document-meta>
</file>